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3.406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itm_gondor_citadel_sword,itm_gondor_2h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light_a_cloak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light_a_good_cloak, itm_arnor_med_a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3|knows_power_draw_2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, itm_arnor_helm_b_bad,</text:p>
          </table:table-cell>
          <table:table-cell table:style-name="ce12" office:value-type="string" calcext:value-type="string">
            <text:p>itm_arnor_light_b_good,itm_arnor_med_a_good, itm_arnor_med_b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a, itm_arnor_helm_b_bad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" calcext:value-type="string">
            <text:p>["i3_arnor_swordsman","Dunedain_Swordsman","Dunedain_Swordsmen",tf_dunedain| tfg_armor| tfg_helm| tfg_boots,0,0,fac_imladris,[itm_arnor_helm_a, itm_arnor_helm_b_bad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_good, itm_arnor_helm_b,</text:p>
          </table:table-cell>
          <table:table-cell table:style-name="ce12" office:value-type="string" calcext:value-type="string">
            <text:p>itm_arnor_med_b_good, itm_arnor_heavy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5|knows_shield_4</text:span>|knows_power_strike_4|knows_ironflesh_5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a_good, itm_arnor_helm_b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" calcext:value-type="string">
            <text:p>["i4_arnor_vet_swordsman","Dunedain_Veteran_Swordsman","Dunedain_Veteran_Swordsmen",tf_dunedain| tfg_gloves| tfg_armor| tfg_helm| tfg_boots,0,0,fac_imladris,[itm_arnor_helm_a_good, itm_arnor_helm_b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heavy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itm_arnor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5" office:value-type="string" calcext:value-type="string">
            <text:p><text:span text:style-name="T1">knows_common|knows_athletics_5|knows_shield_5</text:span>|knows_power_strike_6|knows_ironflesh_7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" calcext:value-type="string">
            <text:p>["i5_arnor_champion","Champion_of_Arnor","Champions_of_Arnor"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_good,</text:p>
          </table:table-cell>
          <table:table-cell table:style-name="ce12" office:value-type="string" calcext:value-type="string">
            <text:p>itm_arnor_heavy, itm_arnor_med_b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good,</text:p>
          </table:table-cell>
          <table:table-cell table:style-name="ce12" office:value-type="string" calcext:value-type="string">
            <text:p>itm_arnor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dunedain_warhorse_heavy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med_a_good_cloak, itm_arnor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<text:span text:style-name="T1">knows_common|knows_athletics_6|knows_shield_2</text:span>|knows_power_draw_3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light_b_good_cloak, itm_arnor_med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<text:span text:style-name="T1">knows_common|knows_athletics_6|knows_shield_3</text:span>|knows_power_draw_4|knows_power_strike_4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bad,</text:p>
          </table:table-cell>
          <table:table-cell table:style-name="ce12" office:value-type="string" calcext:value-type="string">
            <text:p>itm_arnor_med_b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5|knows_power_strike_5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" calcext:value-type="string">
            <text:p>["a5_arnor_master_ranger","Master_Ranger_of_Arnor","Master_Rangers_of_Arnor"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itm_harad_padded_bad,itm_harad_tunic_ba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tunic,itm_harad_padded, itm_harad_pectoral_bad,itm_harad_scale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pectoral, itm_harad_padded_good,</text:p>
          </table:table-cell>
          <table:table-cell table:style-name="ce12"/>
          <table:table-cell table:style-name="ce12" office:value-type="string" calcext:value-type="string">
            <text:p>itm_harad_scale_greaves,itm_harad_leather_greaves, 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pectoral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itm_harad_lamellar_good,itm_harad_heavy_lamellar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heavy_lamellar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,itm_harad_padded_bad,itm_harad_tunic_good, 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_good,itm_harad_padde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black_snake_armor_bad,itm_harad_pectora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tunic,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_good,itm_harad_scale_ba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_good,itm_harad_heavy_bad,itm_harad_scale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padded_good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harad_champion_goo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CAMEL RIDER</text:p>
          </table:table-cell>
          <table:table-cell table:style-name="ce4" table:number-columns-repeated="19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CAMEL RIDER" calcext:value-type="string">
            <text:p>#CAMEL RIDE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camel_rider</text:p>
          </table:table-cell>
          <table:table-cell table:style-name="ce3" office:value-type="string" calcext:value-type="string">
            <text:p>Harad_Camel_Rider</text:p>
          </table:table-cell>
          <table:table-cell table:style-name="ce3" office:value-type="string" calcext:value-type="string">
            <text:p>Harad_Camel_Riders</text:p>
          </table:table-cell>
          <table:table-cell table:style-name="ce8" office:value-type="string" calcext:value-type="string">
            <text:p>tf_harad| tfg_ranged| tf_mounted| tfg_armor| tfg_helm| tfg_horse|tfg_gloves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itm_harad_heavy_inf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javelin_big,itm_harad_javelin_big,</text:p>
          </table:table-cell>
          <table:table-cell table:style-name="ce12" office:value-type="string" calcext:value-type="string">
            <text:p>itm_far_harad_2h_mace,itm_harad_long_spear,</text:p>
          </table:table-cell>
          <table:table-cell table:style-name="ce12" office:value-type="string" calcext:value-type="string">
            <text:p>itm_camel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6|knows_power_strike_4|knows_power_throw_7|knows_riding_7|knows_horse_archery_8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ac5_camel_rider&quot;,&quot;Harad_Camel_Rider&quot;,&quot;Harad_Camel_Riders&quot;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" calcext:value-type="string">
            <text:p>["ac5_camel_rider","Harad_Camel_Rider","Harad_Camel_Riders"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dun_helm_b_bad,</text:p>
          </table:table-cell>
          <table:table-cell table:style-name="ce12" office:value-type="string" calcext:value-type="string">
            <text:p>itm_dunland_tunic_1_bad, itm_dunland_tunic_2_bad, itm_dunland_fur_1_bad, itm_dunland_fur_2_ba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1_dun_wildman&quot;,&quot;Dunnish_Wildman&quot;,&quot;Dunnish_Wildmen&quot;,tf_dunland| tf_randomize_face| tfg_armor| tfg_boots,0,0,fac_dunland,[itm_gundabad_helm_a, dun_helm_b_bad,itm_dunland_tunic_1_bad, itm_dunland_tunic_2_bad, itm_dunland_fur_1_bad, itm_dunland_fur_2_bad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 dun_helm_b_bad,itm_dunland_tunic_1_bad, itm_dunland_tunic_2_bad, itm_dunland_fur_1_bad, itm_dunland_fur_2_bad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 dun_helm_b,</text:p>
          </table:table-cell>
          <table:table-cell table:style-name="ce12" office:value-type="string" calcext:value-type="string">
            <text:p>itm_dunland_tunic_1, itm_dunland_tunic_2, itm_dunland_fur_1,itm_dunland_fur_2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2_dun_warrior&quot;,&quot;Dunnish_Warrior&quot;,&quot;Dunnish_Warriors&quot;,tf_dunland| tf_randomize_face| tfg_armor| tfg_boots,0,0,fac_dunland,[itm_gundabad_helm_a, itm_gundabad_helm_b, dun_helm_b,itm_dunland_tunic_1, itm_dunland_tunic_2, itm_dunland_fur_1,itm_dunland_fur_2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 dun_helm_b,itm_dunland_tunic_1, itm_dunland_tunic_2, itm_dunland_fur_1,itm_dunland_fur_2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i3_dun_pikeman&quot;,&quot;Dunnish_Pikeman&quot;,&quot;Dunnish_Pikemen&quot;,tf_dunland| tf_randomize_face| tfg_armor| tfg_boots,0,0,fac_dunland,[itm_gundabad_helm_b, itm_dun_helm_b, dun_helm_c_bad,itm_dunland_tunic_1_good, itm_dunland_tunic_2_good, itm_dunland_fur_1_good, itm_dunland_fur_2_good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 dun_helm_c_bad,itm_dunland_tunic_1_good, itm_dunland_tunic_2_good, itm_dunland_fur_1_good, itm_dunland_fur_2_good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dun_helm_b_good, dun_helm_c_good,</text:p>
          </table:table-cell>
          <table:table-cell table:style-name="ce12" office:value-type="string" calcext:value-type="string">
            <text:p>itm_dunland_mail_1_bad, itm_dunland_mail_2_bad, 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4_dun_vet_pikeman&quot;,&quot;Dunnish_Veteran_Pikeman&quot;,&quot;Dunnish_Veteran_Pikemen&quot;,tf_dunland| tf_randomize_face| tfg_armor| tfg_helm| tfg_boots,0,0,fac_dunland,[dun_helm_b_good, dun_helm_c_good,itm_dunland_mail_1_bad, itm_dunland_mail_2_bad, itm_leather_gloves,itm_fur_gloves_reward, itm_dunland_wolfboots,itm_leather_boots_dark_bad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dun_helm_b_good, dun_helm_c_good,itm_dunland_mail_1_bad, itm_dunland_mail_2_bad, itm_leather_gloves,itm_fur_gloves_reward, itm_dunland_wolfboots,itm_leather_boots_dark_bad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fur_1_good, itm_dunland_fur_2_goo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fur_1_good, itm_dunland_fur_2_good,itm_dunland_wolfboots,itm_dunland_javelin_big,itm_dunland_javelin_big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fur_1_good, itm_dunland_fur_2_good,itm_dunland_wolfboots,itm_dunland_javelin_big,itm_dunland_javelin_big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3_dun_vet_warrior&quot;,&quot;Dunnish_Veteran_Warrior&quot;,&quot;Dunnish_Veteran_Warriors&quot;,tf_dunland| tf_randomize_face| tfg_shield| tfg_armor| tfg_boots,0,0,fac_dunland,[itm_dun_helm_b, 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dun_helm_b, 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bad, itm_dunland_mail_2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good, itm_dunland_mail_2_good,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i5_dun_wolf_guard&quot;,&quot;Dunnish_Wolf_Guard&quot;,&quot;Dunnish_Wolf_Guards&quot;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b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dunnish_antler_axe,itm_twohand_wood_club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b,itm_dunland_mail_1, itm_dunland_mail_2, itm_fur_gloves_reward,itm_splinted_greaves,itm_leather_boots_dark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b,itm_dunland_mail_1, itm_dunland_mail_2, itm_fur_gloves_reward,itm_splinted_greaves,itm_leather_boots_dark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 itm_wilderness_cowl,</text:p>
          </table:table-cell>
          <table:table-cell table:style-name="ce12" office:value-type="string" calcext:value-type="string">
            <text:p>itm_dunland_mail_1, itm_dunland_chieftain_bad,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a5_dun_night_wolf&quot;,&quot;Dunnish_Night_Wolf&quot;,&quot;Dunnish_Night_Wolfs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itm_khand_mail_good,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9]&lt;&gt;&quot;&quot;;[.B459]&lt;&gt;&quot;&quot;);CONCATENATE([Variables.$I$1];[Variables.$I$7];[.A459];[Variables.$I$7];[Variables.$I$6];[Variables.$I$7];[.B459];[Variables.$I$7];[Variables.$I$6];[Variables.$I$7];[.C459];[Variables.$I$7];[Variables.$I$6];[.D459];[Variables.$I$6];[.E459];[Variables.$I$6];[.F459];[Variables.$I$6];[.G459];[Variables.$I$6];[Variables.$I$1];[.H459];[.I459];[.J459];[.K459];[.L459];[.M459];[.N459];[Variables.$I$2];[Variables.$I$6];[.O459];[Variables.$I$6];[.P459];[Variables.$I$6];[.Q459];[Variables.$I$6];[.R459];[Variables.$I$6];[.S459];IF([.T459]&lt;&gt;&quot;&quot;;CONCATENATE([Variables.$I$6];[.T459]);&quot;&quot;);[Variables.$I$2];[Variables.$I$6]);IF([.A459]&lt;&gt;&quot;&quot;;CONCATENATE(&quot;#&quot;;[.A459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6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6">00.00.0000</text:date>, <text:time style:data-style-name="N2" text:time-value="17:44:05.77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3-07-16T17:55:55.270000000</dc:date>
    <meta:editing-cycles>590</meta:editing-cycles>
    <meta:editing-duration>P7DT27M5S</meta:editing-duration>
    <meta:document-statistic meta:table-count="2" meta:cell-count="7134" meta:object-count="0"/>
  </office:meta>
</office:document-meta>
</file>